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16b" officeooo:paragraph-rsid="0002b16b"/>
    </style:style>
    <style:style style:name="P2" style:family="paragraph" style:parent-style-name="Standard">
      <style:text-properties officeooo:rsid="0002b16b" officeooo:paragraph-rsid="0003fcc7"/>
    </style:style>
    <style:style style:name="P3" style:family="paragraph" style:parent-style-name="Standard">
      <style:text-properties officeooo:rsid="000651db" officeooo:paragraph-rsid="000651db"/>
    </style:style>
    <style:style style:name="T1" style:family="text">
      <style:text-properties officeooo:rsid="0000c9c7"/>
    </style:style>
    <style:style style:name="T2" style:family="text">
      <style:text-properties officeooo:rsid="0005b223"/>
    </style:style>
    <style:style style:name="T3" style:family="text">
      <style:text-properties officeooo:rsid="00079ed0"/>
    </style:style>
    <style:style style:name="T4" style:family="text">
      <style:text-properties officeooo:rsid="00095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Standard"/>
      <text:p text:style-name="Standard">- <text:span text:style-name="T1">The announce component affect the banner. I think the size they are taking behind the scenes is bigger of what they show</text:span></text:p>
      <text:p text:style-name="Standard"/>
      <text:p text:style-name="P1">To do:</text:p>
      <text:p text:style-name="P1"/>
      <text:p text:style-name="P1"/>
      <text:p text:style-name="P1">-<text:span text:style-name="T4">make a service to feed my announces</text:span></text:p>
      <text:p text:style-name="P1">-tourn search bar into a form</text:p>
      <text:p text:style-name="P1">-routing in click “recherchez”</text:p>
      <text:p text:style-name="P2">-Html of contact</text:p>
      <text:p text:style-name="P2">-html of login</text:p>
      <text:p text:style-name="P1">-<text:span text:style-name="T2">pagination</text:span></text:p>
      <text:p text:style-name="P1"/>
      <text:p text:style-name="P1"/>
      <text:p text:style-name="P1">For later:</text:p>
      <text:p text:style-name="P1">- html of dummy links in the footer</text:p>
      <text:p text:style-name="P1"/>
      <text:p text:style-name="P3">Dudas:</text:p>
      <text:p text:style-name="P3"/>
      <text:p text:style-name="P3">-Porque en mi angular necesito el “!” tanto en comparacion al codigo de Thomas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5-18T16:24:26.107000000</dc:date>
    <meta:editing-duration>PT56M45S</meta:editing-duration>
    <meta:editing-cycles>9</meta:editing-cycles>
    <meta:document-statistic meta:table-count="0" meta:image-count="0" meta:object-count="0" meta:page-count="1" meta:paragraph-count="13" meta:word-count="75" meta:character-count="399" meta:non-whitespace-character-count="337"/>
  </office:meta>
</office:document-meta>
</file>